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ProcessDeployed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ed( QName name ,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cheduledJobFailed( Map &lt; String , Object &gt;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Starting(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b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NotActive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UnregisterFailed( QName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Registere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BarProcessLoad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MyRoleRoutingFailure( String message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DeployRollback(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MyRole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NotFoun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PartnerLink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ActivationError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pertyAliasDerefFailedOnMessage( String aliasDescription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Unregistere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LoadError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er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MatchExtractionOnMessage( String expression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peration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ExpLangRegistrationError( String expressionLanguageUri ,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NoInitiliazePartnerRole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InstanceNotFound( Long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PartnerRole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DeployFailDescriptorInvalid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pertyAliasReturnedNullSet( String alias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knownEPR( String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InterceptorAborted( String mexId , String interceptor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ReschedulingJobForInactiveProcess( QName processId , String jobId , Date reschedu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Server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cheduledJobReferencesUnknownInstance(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DescriptorIOError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knownOperation( String operationName ,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ExtensionMustUnderstandError( QName name , String extens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s.msgDbConsistencyError(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DescriptorURIInvalid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definedServicePort( QName service ,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DeployErrAlreadyDeployed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